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table:formula="of:=[.C2]-[.F2]" office:value-type="float" office:value="500" calcext:value-type="float">
            <text:p>500,00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2])" office:value-type="float" office:value="500" calcext:value-type="float">
            <text:p>5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7:40:58.909018061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7:40:58.9129516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8-01T17:43:09.963011605</dc:date>
    <meta:print-date>2019-11-25T11:09:39.366250752</meta:print-date>
    <dc:language>pt-PT</dc:language>
    <meta:editing-cycles>626</meta:editing-cycles>
    <meta:editing-duration>PT16H28M44S</meta:editing-duration>
    <meta:document-statistic meta:table-count="1" meta:cell-count="18" meta:object-count="0"/>
    <meta:user-defined meta:name="Info 0"/>
    <meta:user-defined meta:name="Info 1"/>
    <meta:user-defined meta:name="Info 2"/>
    <meta:user-defined meta:name="Info 3"/>
  </office:meta>
</office:document-meta>
</file>